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language="sv" fo:country="SE" style:language-asian="zxx" style:country-asian="none" style:language-complex="zxx" style:country-complex="none"/>
    </style:style>
    <style:style style:name="P2" style:family="paragraph" style:parent-style-name="Heading_20_2">
      <style:text-properties fo:language="sv" fo:country="SE" style:language-asian="zxx" style:country-asian="none" style:language-complex="zxx" style:country-complex="none"/>
    </style:style>
    <style:style style:name="P3" style:family="paragraph" style:parent-style-name="Text_20_body">
      <style:text-properties officeooo:paragraph-rsid="000b3f88"/>
    </style:style>
    <style:style style:name="P4" style:family="paragraph" style:parent-style-name="Text_20_body">
      <style:text-properties fo:language="sv" fo:country="SE" officeooo:rsid="0001bcf5" officeooo:paragraph-rsid="0001bcf5" style:language-asian="zxx" style:country-asian="none" style:language-complex="zxx" style:country-complex="none"/>
    </style:style>
    <style:style style:name="P5" style:family="paragraph" style:parent-style-name="Text_20_body">
      <style:text-properties fo:language="sv" fo:country="SE" officeooo:rsid="00099c56" officeooo:paragraph-rsid="00099c56" style:language-asian="zxx" style:country-asian="none" style:language-complex="zxx" style:country-complex="none"/>
    </style:style>
    <style:style style:name="P6" style:family="paragraph" style:parent-style-name="Text_20_body">
      <style:text-properties fo:language="sv" fo:country="SE" officeooo:paragraph-rsid="0001bcf5" style:language-asian="zxx" style:country-asian="none" style:language-complex="zxx" style:country-complex="none"/>
    </style:style>
    <style:style style:name="P7" style:family="paragraph" style:parent-style-name="Text_20_body">
      <style:text-properties fo:language="sv" fo:country="SE" officeooo:rsid="000229f6" officeooo:paragraph-rsid="000229f6" style:language-asian="zxx" style:country-asian="none" style:language-complex="zxx" style:country-complex="none"/>
    </style:style>
    <style:style style:name="P8" style:family="paragraph" style:parent-style-name="Text_20_body">
      <style:text-properties fo:language="sv" fo:country="SE" officeooo:rsid="00085f5e" officeooo:paragraph-rsid="00085f5e" style:language-asian="zxx" style:country-asian="none" style:language-complex="zxx" style:country-complex="none"/>
    </style:style>
    <style:style style:name="P9" style:family="paragraph" style:parent-style-name="Text_20_body">
      <style:text-properties fo:language="sv" fo:country="SE" officeooo:paragraph-rsid="000229f6" style:language-asian="zxx" style:country-asian="none" style:language-complex="zxx" style:country-complex="none"/>
    </style:style>
    <style:style style:name="P10" style:family="paragraph" style:parent-style-name="Text_20_body">
      <style:text-properties fo:language="sv" fo:country="SE" officeooo:rsid="00023a10" officeooo:paragraph-rsid="00023a10" style:language-asian="zxx" style:country-asian="none" style:language-complex="zxx" style:country-complex="none"/>
    </style:style>
    <style:style style:name="P11" style:family="paragraph" style:parent-style-name="Text_20_body">
      <style:text-properties fo:language="sv" fo:country="SE" officeooo:rsid="000427a2" officeooo:paragraph-rsid="000427a2" style:language-asian="zxx" style:country-asian="none" style:language-complex="zxx" style:country-complex="none"/>
    </style:style>
    <style:style style:name="P12" style:family="paragraph" style:parent-style-name="Text_20_body">
      <style:text-properties officeooo:paragraph-rsid="0000e8a7"/>
    </style:style>
    <style:style style:name="T1" style:family="text">
      <style:text-properties style:font-name="Liberation Sans" fo:font-size="16.1000003814697pt" fo:font-weight="bold" officeooo:rsid="0000e8a7" style:font-name-asian="Noto Sans CJK SC" style:font-size-asian="16.1000003814697pt" style:font-weight-asian="bold" style:font-name-complex="FreeSans" style:font-size-complex="16.1000003814697pt" style:font-weight-complex="bold"/>
    </style:style>
    <style:style style:name="T2" style:family="text">
      <style:text-properties officeooo:rsid="0001bcf5"/>
    </style:style>
    <style:style style:name="T3" style:family="text">
      <style:text-properties officeooo:rsid="0002fcb4"/>
    </style:style>
    <style:style style:name="T4" style:family="text">
      <style:text-properties officeooo:rsid="000427a2"/>
    </style:style>
    <style:style style:name="T5" style:family="text">
      <style:text-properties officeooo:rsid="0004fb3d"/>
    </style:style>
    <style:style style:name="T6" style:family="text">
      <style:text-properties officeooo:rsid="000229f6"/>
    </style:style>
    <style:style style:name="T7" style:family="text">
      <style:text-properties officeooo:rsid="00023a10"/>
    </style:style>
    <style:style style:name="T8" style:family="text">
      <style:text-properties officeooo:rsid="00099c56"/>
    </style:style>
    <style:style style:name="T9" style:family="text">
      <style:text-properties officeooo:rsid="000b3f88"/>
    </style:style>
    <style:style style:name="T10" style:family="text">
      <style:text-properties style:language-asian="zxx" style:country-asian="none" style:language-complex="zxx" style:country-complex="none"/>
    </style:style>
    <style:style style:name="T11" style:family="text">
      <style:text-properties officeooo:rsid="00085f5e" style:language-asian="zxx" style:country-asian="none" style:language-complex="zxx" style:country-complex="none"/>
    </style:style>
    <style:style style:name="T12" style:family="text">
      <style:text-properties fo:language="sv" fo:country="SE" officeooo:rsid="00085f5e" style:language-asian="zxx" style:country-asian="none" style:language-complex="zxx" style:country-complex="none"/>
    </style:style>
    <style:style style:name="T13" style:family="text">
      <style:text-properties fo:language="sv" fo:country="SE" officeooo:rsid="000b3f88" style:language-asian="zxx" style:country-asian="none" style:language-complex="zxx" style:country-complex="none"/>
    </style:style>
    <style:style style:name="T14" style:family="text">
      <style:text-properties fo:language="sv" fo:country="SE" officeooo:rsid="0000e8a7" style:language-asian="zxx" style:country-asian="none" style:language-complex="zxx" style:country-complex="none"/>
    </style:style>
    <style:style style:name="T15" style:family="text">
      <style:text-properties fo:language="sv" fo:country="SE" officeooo:rsid="0001bcf5" style:language-asian="zxx" style:country-asian="none" style:language-complex="zxx" style:country-complex="none"/>
    </style:style>
    <style:style style:name="T16" style:family="text">
      <style:text-properties fo:language="sv" fo:country="SE" officeooo:rsid="000b3f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oment 3</text:h>
      <text:h text:style-name="P2" text:outline-level="2">Sitemap</text:h>
      <text:p text:style-name="P12"><text:span text:style-name="T14">Sitemapen över pythongear.com skapades i webbappen draw.io där varje del av sidan är representerad av en färg och varje typ av sida är representerad av en box. </text:span><text:span text:style-name="T15">När sitemapen exporterades exporterades den som en SVG som sedan exporterades om i GIMP till jpg i kvalitet 70. </text:span><text:span text:style-name="T14"><text:s/>Skärmpumpen gjordes med hjälp av rendera sidan med chrome som headless `chrome --headless --</text:span><text:span text:style-name="T15">screenshot --window-size=1200,750 URL</text:span><text:span text:style-name="T14">` </text:span><text:span text:style-name="T13">bilden</text:span><text:span text:style-name="T15"> från chrome gavs i png som öppnades upp i GIMP och exporterades till jpg i kvalitet 70.</text:span></text:p>
      <text:h text:style-name="P2" text:outline-level="2">Wireframe</text:h>
      <text:p text:style-name="P4">4 wireframes gjordes i webbappen figma. Wireframesen representerar startsidan samt kundvagnssidan i desktop och mobil. Wireframesen exporterades sedan till PNG från figma och öppnades i GIMP för att exporteras till jpg i kvalitet 70.</text:p>
      <text:h text:style-name="P2" text:outline-level="2"><text:span text:style-name="T1">M</text:span>oodboard</text:h>
      <text:p text:style-name="P5">Moodboarden gjordes i GIMP. Sidan inspekterades och <text:span text:style-name="T9">styling</text:span> för olika texter finns med på sidan. Hur knappar är stylade, footern och sociala media ikoner finns även med. En produkt bild klipptes ut från sidan och text lades till för att visa hur en produkt ska se ut.</text:p>
      <text:h text:style-name="P2" text:outline-level="2">Bildspel</text:h>
      <text:p text:style-name="P6"><text:span text:style-name="T2">3 bilder togs med mobiltelefon på vyn från balkongen. Dessa 3 bilder </text:span><text:span text:style-name="T6">öppnades i GIMP och </text:span><text:span text:style-name="T2"><text:s/></text:span><text:span text:style-name="T6">skalades</text:span><text:span text:style-name="T2"> sedan till en bredd på </text:span><text:span text:style-name="T6">1200 pixlar och en del av den övre och undre bilden klipptes sedan bort för att få bilden till en höjd av 300 pixlar. Bilderna exporterades sedan till jpg med kvalitet 70.</text:span></text:p>
      <text:h text:style-name="P2" text:outline-level="2">Porträtt</text:h>
      <text:p text:style-name="P7">En bild på mig själv togs med mobiltelefonens frontkamera som sedan redigerades i GIMP. För att få bort bakgrunden användes en mask för transparens och till en början en hårt borste med full svart för att ta bort så mycket av bakgrunden som möjligt. När det mesta utav bakgrunden va borttagen användes en mjukare borste med full svart för att inte ta bort all bakgrund för att få hår att synas igenom lite. Detta återupprepades med en mindre och <text:span text:style-name="T9">mindre</text:span> borste från storlek 50 – 10. Bilden exporterades sedan till PNG och kördes igenom tiny PNG för komprimering.</text:p>
      <text:h text:style-name="P2" text:outline-level="2">Friläggning med skugga</text:h>
      <text:p text:style-name="P7">En skål, kopp och en talrik <text:span text:style-name="T9">fotades</text:span> med mobiltelefon som sedan redigerades i GIMP. För att frilägga objekten användes GIMPs `Path tool` för att beskära runt de olika objekten och när allt material som skulle behållas va markerat inverterades markeringen och allt nu markerat material raderades. Markeringen inverterades återigen för att markera objektet och ett nytt lager skapades och markeringen <text:soft-page-break/><text:span text:style-name="T9">fylldes</text:span> svart (#000). Ett blurfilter lades sedan på markeringen samt att lagrets transparens sänktes till 60% får att få det att se ut som en skugga. Skuggan förvreds sedan med `Unified Transform Tool` där de två övre punkterna förde<text:span text:style-name="T9">s</text:span> ner och till vänster tills det gav en bra effekt. Bilderna exporterades sedan till PNG och kördes igenom tiny PNG för komprimering.</text:p>
      <text:h text:style-name="P2" text:outline-level="2">Handkolorering och retusch</text:h>
      <text:p text:style-name="P8">Bilden redigerades i GIMP. För att ta bort efterfrågade delar av bilden användes GIMPs verktyg `Clone Tool` där klon markeringen sattes i ett närliggande område som såg likadant ut och det som skulle bort målades över. För att färglägga bilden skapades ett nytt lager för vage del av bilden som skulle vara en viss färg. t.ex för hästen + tyglarna användes sammanlagt 3 lager som. Vardera lager fylldes helt med en färg och en mask med full svart lades till till vardera lager. För att få fram färgen bakom varje lager användes en <text:span text:style-name="T9">kompilation</text:span> av `Paintbrush Tool`, `Pencil Tool` samt `Bucket Fill Tool` <text:span text:style-name="T8">för att fyulla i med vitt på masken</text:span>. <text:span text:style-name="T8">Om en färg sedan behövde bytas för att den inte passade byttes bara färgen på ett vist lager till en annan.</text:span></text:p>
      <text:h text:style-name="P2" text:outline-level="2">Logotyp</text:h>
      <text:p text:style-name="P9"><text:span text:style-name="T6">För att skapa texten användes en font `Tinos` hämtades från google fonts. Ett nytt projekt startades i Inkscape </text:span><text:span text:style-name="T7">med storleken 300x40 mätt i milimeter av misstag men eftersom bilden blir en SVG spelar det ingen roll så länge bilden följde samma kvot. Ett textobjekt skapades och bokstaven E fick en grön/grå/blå färg medans resten av texten läts vara svart. Textobjektet gjordes sedan om från att vara text till en `Path` med verktyget `Object to Path` för att inte användaren ska behöva ha fonten installerad för att få loggan att se rätt ut. Texten centrerades och exporterades till SVG.</text:span></text:p>
      <text:h text:style-name="P2" text:outline-level="2">Favicon</text:h>
      <text:p text:style-name="P10">Faviconen skapades i Inkscape genom ett nytt projekt som sattes i storleken <text:span text:style-name="T3">32x32 px. </text:span><text:span text:style-name="T4">3 olika lager </text:span><text:span text:style-name="T9">skapades</text:span><text:span text:style-name="T4"> där en Vit cirkel skapades på det understa </text:span><text:span text:style-name="T9">lagret</text:span><text:span text:style-name="T4"> med storleken 30x30 px och en svart cirkel skapades å andra </text:span><text:span text:style-name="T9">lagret</text:span><text:span text:style-name="T4"> med storleken 28x28px. Detta för att ge en vit bakgrund till den svarta cirkeln. PÅ det översta lagret skapades ett textobjekt med fonten Tinos och samma grön/grå/blå färg som i logotypen. Tex</text:span><text:span text:style-name="T9">t </text:span><text:span text:style-name="T4">objektet </text:span><text:span text:style-name="T9">gjordes</text:span><text:span text:style-name="T4"> sedan till en `Path` med `Object to Path` och sparades som SVG. SVG filen öppnades sen i GIMP för att exporteras till ico 32x32 samt png 64x64 där PNG filen sedan kördes igenom tinypng för komprimering.</text:span></text:p>
      <text:h text:style-name="P2" text:outline-level="2">Reklambanner GIF</text:h>
      <text:p text:style-name="P11">Ett nytt projekt skapades i gimp med storleken <text:span text:style-name="T5">250x360 pixlar. Ett textobjekt lades i mitten med texten `Big Sale` som centrerades. Ett nytt lager skapades och texten kopierades över till det andra lagret och färgen ändrades från svart till vit. </text:span><text:span text:style-name="T9">Bakgrunden</text:span><text:span text:style-name="T5"> ändrades från vit till svart på lagret med den vita texten. Animationsfiltret `Optimize (for GIF)` och de ny genererade lagrens namn modifierades från 100ms till 500ms. Bilden exporterades sedan till GIF där `As animation` slogs på. </text:span></text:p>
      <text:h text:style-name="P2" text:outline-level="2"><text:soft-page-break/>Backgrundsfilm mp4</text:h>
      <text:p text:style-name="P3"><text:span text:style-name="T12">Bakgrundsfilmen redigerades i Shotcut. </text:span><text:span text:style-name="T13">I shotcut så importerades video klippet och projektets scen sattes till 1200x300 i storlek. </text:span><text:span text:style-name="T16">D</text:span><text:span text:style-name="T12">et inspelade klippet lades på tidslinjen </text:span><text:span text:style-name="T13">och </text:span><text:span text:style-name="T12"><text:s/></text:span><text:span text:style-name="T13">e</text:span><text:span text:style-name="T12">n </text:span><text:span text:style-name="T13">bakåt</text:span><text:span text:style-name="T12"> spelad version av tidslinjen skapades med shotcuts funktion `Reverse...`. </text:span><text:span text:style-name="T13">R</text:span><text:span text:style-name="T12">esultatet lades på tidslinjen efter </text:span><text:span text:style-name="T13">originalet</text:span><text:span text:style-name="T12"> för att skapa e</text:span><text:span text:style-name="T13">ff</text:span><text:span text:style-name="T12">ekten att kameran går fram och tillbaka. </text:span><text:span text:style-name="T13">Båda klippen på tidslinjen skalades till att vara 1200 i bredd och positionerades på ett sätt att en övre del och en undre del blev avklippt när projektet exporterades. </text:span><text:span text:style-name="T12">Projektet exporterades som MP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9T13:46:25.800591357</meta:creation-date>
    <dc:date>2021-02-12T12:13:51.885595541</dc:date>
    <meta:editing-duration>PT43M3S</meta:editing-duration>
    <meta:editing-cycles>3</meta:editing-cycles>
    <meta:generator>LibreOffice/6.4.6.2$Linux_X86_64 LibreOffice_project/40$Build-2</meta:generator>
    <meta:document-statistic meta:table-count="0" meta:image-count="0" meta:object-count="0" meta:page-count="3" meta:paragraph-count="23" meta:word-count="956" meta:character-count="5792" meta:non-whitespace-character-count="4857"/>
  </office:meta>
</office:document-meta>
</file>